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100002010000009B0000009BD747960A.png" manifest:media-type="image/png"/>
  <manifest:file-entry manifest:full-path="Pictures/1000B3DB00000FFC00000FFC33400050.svg" manifest:media-type="image/svg+xml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notes">
      <style:graphic-properties draw:fill-color="#ffffff" draw:auto-grow-height="true" fo:min-height="14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layer="layout" svg:width="20cm" svg:height="2cm" svg:x="1.4cm" svg:y="1.6cm" presentation:class="title">
          <draw:text-box>
            <text:p>Evidence potravin v OS Android</text:p>
          </draw:text-box>
        </draw:frame>
        <draw:frame draw:style-name="gr1" draw:text-style-name="P1" draw:layer="layout" svg:width="10.2cm" svg:height="10.2cm" svg:x="9cm" svg:y="5cm">
          <draw:image xlink:href="Pictures/1000B3DB00000FFC00000FFC33400050.svg" xlink:type="simple" xlink:show="embed" xlink:actuate="onLoad">
            <text:p/>
          </draw:image>
          <draw:image xlink:href="Pictures/100002010000009B0000009BD747960A.png" xlink:type="simple" xlink:show="embed" xlink:actuate="onLoad"/>
        </draw:frame>
        <draw:frame draw:style-name="gr2" draw:layer="layout" svg:width="26.4cm" svg:height="0.963cm" svg:x="0.8cm" svg:y="17.637cm">
          <draw:text-box>
            <text:p text:style-name="P1">Filip Kofroň (<text:a xlink:href="mailto:kofrofil@fit.cvut.cz" xlink:type="simple">kofrofil@fit.cvut.cz</text:a>)</text:p>
          </draw:text-box>
        </draw:frame>
        <presentation:notes draw:style-name="dp2">
          <draw:page-thumbnail draw:style-name="gr3" draw:layer="layout" svg:width="12.75cm" svg:height="9.56cm" svg:x="4.125cm" svg:y="2.5cm" draw:page-number="1" presentation:class="page"/>
          <draw:frame presentation:style-name="pr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Deep_20_Green" draw:display-name="Deep Green" draw:style="linear" draw:start-color="#314004" draw:end-color="#aecf00" draw:start-intensity="100%" draw:end-intensity="100%" draw:angle="2250" draw:border="0%"/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Inspiration-background" style:family="presentation">
      <style:graphic-properties draw:stroke="none" draw:fill="gradient" draw:fill-gradient-name="Deep_20_Green" draw:fill-image-width="0cm" draw:fill-image-height="0cm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gradient" draw:fill-gradient-name="Deep_20_Green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2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3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Inspiration" style:page-layout-name="PM1" draw:style-name="Mdp1">
      <draw:frame draw:style-name="Mgr3" draw:text-style-name="MP3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6-19T17:21:39.625000000</meta:creation-date>
    <meta:editing-duration>PT13M6S</meta:editing-duration>
    <meta:editing-cycles>2</meta:editing-cycles>
    <meta:generator>LibreOffice/4.2.4.2$Windows_x86 LibreOffice_project/63150712c6d317d27ce2db16eb94c2f3d7b699f8</meta:generator>
    <dc:date>2014-06-19T18:05:07.614000000</dc:date>
    <meta:document-statistic meta:object-count="27"/>
    <meta:template xlink:type="simple" xlink:actuate="onRequest" xlink:title="Inspiration" xlink:href="file:///C:/Program%20Files%20(x86)/LibreOffice%204/share/template/common/layout/Inspiration.otp" meta:date="2014-06-19T17:21:39.040000000"/>
  </office:meta>
</office:document-meta>
</file>